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оценный список тем чтобы понять из чего состоит и что нужно изучать</text:p>
      <text:p text:style-name="Standard">ChatGPT</text:p>
      <text:p text:style-name="P1">ChatGPT</text:p>
      <text:p text:style-name="Text_20_body">Конечно, вот подробный список тем для изучения WordPress:</text:p>
      <text:list xml:id="list4798101917368191309" text:style-name="L1">
        <text:list-item>
          <text:p text:style-name="P2"><text:span text:style-name="Strong_20_Emphasis">Основы WordPress:</text:span></text:p>
          <text:list>
            <text:list-item>
              <text:p text:style-name="P3">Установка и настройка WordPress на локальном сервере или веб-хостинге.</text:p>
            </text:list-item>
            <text:list-item>
              <text:p text:style-name="P3">Работа с административной панелью (Dashboard).</text:p>
            </text:list-item>
            <text:list-item>
              <text:p text:style-name="P3">Управление пользователями и их ролями.</text:p>
            </text:list-item>
          </text:list>
        </text:list-item>
        <text:list-item>
          <text:p text:style-name="P2"><text:span text:style-name="Strong_20_Emphasis">Темы (Themes):</text:span></text:p>
          <text:list>
            <text:list-item>
              <text:p text:style-name="P3">Создание собственной темы или выбор подходящей темы для сайта.</text:p>
            </text:list-item>
            <text:list-item>
              <text:p text:style-name="P3">Разбор структуры темы: файлы и шаблоны.</text:p>
            </text:list-item>
            <text:list-item>
              <text:p text:style-name="P3">Редактирование и настройка темы с помощью CSS и PHP.</text:p>
            </text:list-item>
            <text:list-item>
              <text:p text:style-name="P3">Разработка дочерней темы (Child Theme) для безопасного внесения изменений.</text:p>
            </text:list-item>
          </text:list>
        </text:list-item>
        <text:list-item>
          <text:p text:style-name="P2"><text:span text:style-name="Strong_20_Emphasis">Плагины (Plugins):</text:span></text:p>
          <text:list>
            <text:list-item>
              <text:p text:style-name="P3">Установка и активация плагинов.</text:p>
            </text:list-item>
            <text:list-item>
              <text:p text:style-name="P3">Поиск, выбор и оценка надежности плагинов.</text:p>
            </text:list-item>
            <text:list-item>
              <text:p text:style-name="P3">Разработка собственных плагинов для решения конкретных задач.</text:p>
            </text:list-item>
            <text:list-item>
              <text:p text:style-name="P3">Оптимизация производительности и безопасности плагинов.</text:p>
            </text:list-item>
          </text:list>
        </text:list-item>
        <text:list-item>
          <text:p text:style-name="P2"><text:span text:style-name="Strong_20_Emphasis">Контент:</text:span></text:p>
          <text:list>
            <text:list-item>
              <text:p text:style-name="P3">Создание и редактирование постов и страниц.</text:p>
            </text:list-item>
            <text:list-item>
              <text:p text:style-name="P3">Работа с медиафайлами: изображения, видео, аудио.</text:p>
            </text:list-item>
            <text:list-item>
              <text:p text:style-name="P3">Использование категорий и меток для организации контента.</text:p>
            </text:list-item>
          </text:list>
        </text:list-item>
        <text:list-item>
          <text:p text:style-name="P2"><text:span text:style-name="Strong_20_Emphasis">SEO (Search Engine Optimization):</text:span></text:p>
          <text:list>
            <text:list-item>
              <text:p text:style-name="P3">Оптимизация контента и метаданных для поисковых систем.</text:p>
            </text:list-item>
            <text:list-item>
              <text:p text:style-name="P3">Установка и настройка плагинов SEO.</text:p>
            </text:list-item>
            <text:list-item>
              <text:p text:style-name="P3">Создание качественного контента с учетом SEO-принципов.</text:p>
            </text:list-item>
          </text:list>
        </text:list-item>
        <text:list-item>
          <text:p text:style-name="P2"><text:span text:style-name="Strong_20_Emphasis">Безопасность:</text:span></text:p>
          <text:list>
            <text:list-item>
              <text:p text:style-name="P3">Обеспечение безопасности WordPress: обновления, резервное копирование, использование надежных паролей.</text:p>
            </text:list-item>
            <text:list-item>
              <text:p text:style-name="P3">Установка и настройка плагинов безопасности.</text:p>
            </text:list-item>
            <text:list-item>
              <text:p text:style-name="P3">Защита от атак и взломов.</text:p>
            </text:list-item>
          </text:list>
        </text:list-item>
        <text:list-item>
          <text:p text:style-name="P2"><text:span text:style-name="Strong_20_Emphasis">Скорость и производительность:</text:span></text:p>
          <text:list>
            <text:list-item>
              <text:p text:style-name="P3">Оптимизация загрузки страниц и ресурсов.</text:p>
            </text:list-item>
            <text:list-item>
              <text:p text:style-name="P3">Использование кэширования и CDN (Content Delivery Network).</text:p>
            </text:list-item>
            <text:list-item>
              <text:p text:style-name="P3">Оптимизация изображений и базы данных.</text:p>
            </text:list-item>
          </text:list>
        </text:list-item>
        <text:list-item>
          <text:p text:style-name="P2"><text:span text:style-name="Strong_20_Emphasis">Аналитика и отслеживание:</text:span></text:p>
          <text:list>
            <text:list-item>
              <text:p text:style-name="P3">Установка и настройка системы аналитики (например, Google Analytics).</text:p>
            </text:list-item>
            <text:list-item>
              <text:p text:style-name="P3">Мониторинг трафика и поведения пользователей на сайте.</text:p>
            </text:list-item>
            <text:list-item>
              <text:p text:style-name="P3">Использование данных аналитики для улучшения сайта.</text:p>
            </text:list-item>
          </text:list>
        </text:list-item>
        <text:list-item>
          <text:p text:style-name="P2"><text:span text:style-name="Strong_20_Emphasis">Мультиязычность и локализация:</text:span></text:p>
          <text:list>
            <text:list-item>
              <text:p text:style-name="P3">Создание мультиязычных сайтов с помощью плагинов.</text:p>
            </text:list-item>
            <text:list-item>
              <text:p text:style-name="P3">Локализация тем и плагинов для адаптации к различным языкам и регионам.</text:p>
            </text:list-item>
          </text:list>
        </text:list-item>
        <text:list-item>
          <text:p text:style-name="P2"><text:span text:style-name="Strong_20_Emphasis">Разработка для WordPress:</text:span></text:p>
          <text:list>
            <text:list-item>
              <text:p text:style-name="P3">Разработка тем и плагинов с использованием PHP, HTML, CSS и JavaScript.</text:p>
            </text:list-item>
            <text:list-item>
              <text:p text:style-name="P3"><text:soft-page-break/>Использование WordPress REST API для интеграции с другими приложениями и сервисами.</text:p>
            </text:list-item>
            <text:list-item>
              <text:p text:style-name="P2">Соблюдение стандартов разработки и практик безопасности.</text:p>
            </text:list-item>
          </text:list>
        </text:list-item>
      </text:list>
      <text:p text:style-name="Text_20_body">Это обширный список тем, который охватывает основы и продвинутые аспекты работы с WordPress. Начните с изучения основ и постепенно переходите к более специализированным темам в зависимости от ваших потребностей и интерес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4-05-01T20:59:19.41</dc:date>
    <meta:document-statistic meta:table-count="0" meta:image-count="0" meta:object-count="0" meta:page-count="2" meta:paragraph-count="46" meta:word-count="332" meta:character-count="2313"/>
    <dc:creator>Dima Wide</dc:creator>
    <meta:user-defined meta:name="Info 1"/>
    <meta:user-defined meta:name="Info 2"/>
    <meta:user-defined meta:name="Info 3"/>
    <meta:user-defined meta:name="Info 4"/>
  </office:meta>
</office:document-meta>
</file>